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306in" fo:margin-left="0in" fo:margin-right="-0.0056in" table:align="margins"/>
    </style:style>
    <style:style style:name="Table1.A" style:family="table-column">
      <style:table-column-properties style:column-width="1.8375in" style:rel-column-width="17375*"/>
    </style:style>
    <style:style style:name="Table1.B" style:family="table-column">
      <style:table-column-properties style:column-width="5.0931in" style:rel-column-width="481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style>
    <style:style style:name="Table2.A" style:family="table-column">
      <style:table-column-properties style:column-width="1.8375in" style:rel-column-width="17375*"/>
    </style:style>
    <style:style style:name="Table2.B" style:family="table-column">
      <style:table-column-properties style:column-width="5.0931in" style:rel-column-width="481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306in" fo:margin-left="0in" fo:margin-right="-0.0056in" table:align="margins"/>
    </style:style>
    <style:style style:name="Table3.A" style:family="table-column">
      <style:table-column-properties style:column-width="1.8375in" style:rel-column-width="17375*"/>
    </style:style>
    <style:style style:name="Table3.B" style:family="table-column">
      <style:table-column-properties style:column-width="5.0931in" style:rel-column-width="4816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in" fo:margin-right="-0.0056in" table:align="margins"/>
    </style:style>
    <style:style style:name="Table4.A" style:family="table-column">
      <style:table-column-properties style:column-width="0.8722in" style:rel-column-width="8247*"/>
    </style:style>
    <style:style style:name="Table4.B" style:family="table-column">
      <style:table-column-properties style:column-width="6.0583in" style:rel-column-width="5728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5in" style:rel-column-width="13722*"/>
    </style:style>
    <style:style style:name="Table5.B" style:family="table-column">
      <style:table-column-properties style:column-width="5.475in" style:rel-column-width="5181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8">
      <style:paragraph-properties fo:margin-left="0.9846in" fo:margin-right="0in" fo:text-indent="-0.25in" style:auto-text-indent="false"/>
    </style:style>
    <style:style style:name="P15" style:family="paragraph" style:parent-style-name="Heading_20_3">
      <style:paragraph-properties fo:margin-top="0.1665in" fo:margin-bottom="0.0835in" fo:keep-with-next="always"/>
      <style:text-properties style:font-name="Arial" style:font-name-asian="DejaVu Sans" style:font-name-complex="Tahoma"/>
    </style:style>
    <style:style style:name="P1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font-name="Times New Roman2"/>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style>
    <style:style style:name="gr3" style:family="graphic">
      <style:graphic-properties svg:stroke-width="0in" draw:fill="solid" draw:fill-color="#ffffff" draw:textarea-horizontal-align="justify" draw:textarea-vertical-align="middle" draw:auto-grow-height="false" fo:padding-top="0.0201in" fo:padding-bottom="0.0201in" fo:padding-left="0.0201in" fo:padding-right="0.0201in" style:run-through="foreground"/>
    </style:style>
    <style:style style:name="gr4" style:family="graphic">
      <style:graphic-properties draw:fill="solid" draw:fill-color="#ffffff" draw:textarea-horizontal-align="justify" draw:textarea-vertical-align="middle" draw:auto-grow-height="false" fo:padding-top="0.0201in" fo:padding-bottom="0.0201in" fo:padding-left="0.0201in" fo:padding-right="0.0201in" style:run-through="foreground"/>
    </style:style>
    <style:style style:name="gr5" style:family="graphic">
      <style:graphic-properties draw:marker-end="Arrowheads_20_1" draw:fill="solid" draw:fill-color="#ffffff" draw:textarea-horizontal-align="justify" draw:textarea-vertical-align="middle" draw:auto-grow-height="false" fo:padding-top="0.0201in" fo:padding-bottom="0.0201in" fo:padding-left="0.0201in" fo:padding-right="0.020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7" svg:x="0.8445in" svg:y="1.6138in" svg:width="6.7409in" draw:z-index="2">
        <draw:text-box fo:min-height="5.6646in">
          <text:p text:style-name="Standard"><text:span text:style-name="Source_20_Text"><text:span text:style-name="T1">20<text:tab/>FREQ<text:tab/> <text:s/>= ! [Hz] Sample frequency datalogger<text:tab/></text:span></text:span></text:p>
          <text:p text:style-name="Standard"><text:span text:style-name="Source_20_Text"><text:span text:style-name="T1"/></text:span></text:p>
          <text:p text:style-name="Standard"><text:span text:style-name="Source_20_Text"><text:span text:style-name="T1">30<text:tab/>PitchLim<text:tab/> <text:s/>= ! [degree] Limit when Mean(W) is turned to zero</text:span></text:span></text:p>
          <text:p text:style-name="Standard"><text:span text:style-name="Source_20_Text"><text:span text:style-name="T1">30<text:tab/>RollLim <text:s text:c="2"/>= ! [degree] Limit when Cov(V,W) is turned to zero<text:tab/></text:span></text:span></text:p>
          <text:p text:style-name="Standard"><text:span text:style-name="Source_20_Text"><text:span text:style-name="T1"/></text:span></text:p>
          <text:p text:style-name="Standard"><text:span text:style-name="Source_20_Text"><text:span text:style-name="T1">0<text:tab/>PreYaw <text:s/>= Fixed yaw angle for known tilt-correction<text:tab/></text:span></text:span></text:p>
          <text:p text:style-name="Standard"><text:span text:style-name="Source_20_Text"><text:span text:style-name="T1">0<text:tab/>PrePitch <text:s/>= Fixed pitch angle for known tilt-correction</text:span></text:span></text:p>
          <text:p text:style-name="Standard"><text:span text:style-name="Source_20_Text"><text:span text:style-name="T1">0<text:tab/>PreRoll <text:s text:c="2"/>= Fixed roll angle for known tilt-correction<text:tab/></text:span></text:span></text:p>
          <text:p text:style-name="Standard"><text:span text:style-name="Source_20_Text"><text:span text:style-name="T1"/></text:span></text:p>
          <text:p text:style-name="Standard"><text:span text:style-name="Source_20_Text"><text:span text:style-name="T1">0.85<text:tab/>LLimit<text:tab/> <text:s/>= ! Smallest acceptable freq-response corr. factor<text:tab/></text:span></text:span></text:p>
          <text:p text:style-name="Standard"><text:span text:style-name="Source_20_Text"><text:span text:style-name="T1">1.15<text:tab/>ULimit<text:tab/> <text:s/>= ! Largest acceptable freq-response corr. factor<text:tab/></text:span></text:span></text:p>
          <text:p text:style-name="Standard"><text:span text:style-name="Source_20_Text"><text:span text:style-name="T1"/></text:span></text:p>
          <text:p text:style-name="Standard"><text:span text:style-name="Source_20_Text"><text:span text:style-name="T1">T<text:tab/>DoCrMean <text:s/>= ! Replace mean quantities by better estimates<text:tab/></text:span></text:span></text:p>
          <text:p text:style-name="Standard"><text:span text:style-name="Source_20_Text"><text:span text:style-name="T1">T<text:tab/>DoDetren <text:s/>= ! Correct data for linear trend<text:tab/></text:span></text:span></text:p>
          <text:p text:style-name="Standard"><text:span text:style-name="Source_20_Text"><text:span text:style-name="T1">T<text:tab/>DoSonic <text:s text:c="2"/>= ! Correct sonic temperature for humidity<text:tab/></text:span></text:span></text:p>
          <text:p text:style-name="Standard"><text:span text:style-name="Source_20_Text"><text:span text:style-name="T1">F<text:tab/>DoTilt<text:tab/> <text:s/>= ! Perform true tilt-correction with known angles</text:span></text:span></text:p>
          <text:p text:style-name="Standard"><text:span text:style-name="Source_20_Text"><text:span text:style-name="T1">T<text:tab/>DoYaw <text:s text:c="2"/>= ! Turn system such that Mean(V) --&gt; 0<text:tab/></text:span></text:span></text:p>
          <text:p text:style-name="Standard"><text:span text:style-name="Source_20_Text"><text:span text:style-name="T1">T<text:tab/>DoPitch<text:tab/> <text:s/>= ! Turn system such that Mean(W) --&gt; 0</text:span></text:span></text:p>
          <text:p text:style-name="Standard"><text:span text:style-name="Source_20_Text"><text:span text:style-name="T1">T<text:tab/>DoRoll<text:tab/> <text:s/>= ! Turn System such that Cov(W,V) --&gt; 0</text:span></text:span></text:p>
          <text:p text:style-name="Standard"><text:span text:style-name="Source_20_Text"><text:span text:style-name="T1">T<text:tab/>DoFreq<text:tab/> <text:s/>= ! Correct for poor frequency response</text:span></text:span></text:p>
          <text:p text:style-name="Standard"><text:span text:style-name="Source_20_Text"><text:span text:style-name="T1">T<text:tab/>DoO2<text:tab/> <text:s/>= ! Correct hygrometer for oxygen-sensitivity</text:span></text:span></text:p>
          <text:p text:style-name="Standard"><text:span text:style-name="Source_20_Text"><text:span text:style-name="T1">T<text:tab/>DoWebb<text:tab/> <text:s/>= ! Calculate mean velocity according to Webb</text:span></text:span></text:p>
          <text:p text:style-name="Standard"><text:span text:style-name="Source_20_Text"><text:span text:style-name="T1">T<text:tab/>DoStruct <text:s/>= ! Calculate structure coefficients<text:tab/><text:tab/><text:tab/></text:span></text:span></text:p>
          <text:p text:style-name="Standard"><text:span text:style-name="Source_20_Text"><text:span text:style-name="T1"/></text:span></text:p>
          <text:p text:style-name="Standard"><text:span text:style-name="Source_20_Text"><text:span text:style-name="T1">F<text:tab/>DoPrint <text:s text:c="2"/>= ! Skip printing intermediate results or not?<text:tab/></text:span></text:span></text:p>
          <text:p text:style-name="Standard"><text:span text:style-name="Source_20_Text"><text:span text:style-name="T1"/></text:span></text:p>
          <text:p text:style-name="Standard"><text:span text:style-name="Source_20_Text"><text:span text:style-name="T1">T<text:tab/>PRaw<text:tab/> <text:s/>= Indicator if these intermediate results are wanted</text:span></text:span></text:p>
          <text:p text:style-name="Standard"><text:span text:style-name="Source_20_Text"><text:span text:style-name="T1">T<text:tab/>PCal<text:tab/> <text:s/>= Indicator if these intermediate results are wanted</text:span></text:span></text:p>
          <text:p text:style-name="Standard"><text:span text:style-name="Source_20_Text"><text:span text:style-name="T1">T<text:tab/>PDetrend <text:s/>= Indicator if these intermediate results are wanted<text:tab/></text:span></text:span></text:p>
          <text:p text:style-name="Standard"><text:span text:style-name="Source_20_Text"><text:span text:style-name="T1">T<text:tab/>PIndep<text:tab/> <text:s/>= Indicator if these intermediate results are wanted</text:span></text:span></text:p>
          <text:p text:style-name="Standard"><text:span text:style-name="Source_20_Text"><text:span text:style-name="T1">T<text:tab/>PTilt<text:tab/> <text:s/>= Indicator if these intermediate results are wanted</text:span></text:span></text:p>
          <text:p text:style-name="Standard"><text:span text:style-name="Source_20_Text"><text:span text:style-name="T1">T<text:tab/>PYaw<text:tab/> <text:s/>= Indicator if these intermediate results are wanted</text:span></text:span></text:p>
          <text:p text:style-name="Standard"><text:span text:style-name="Source_20_Text"><text:span text:style-name="T1">T<text:tab/>PPitch<text:tab/> <text:s/>= Indicator if these intermediate results are wanted</text:span></text:span></text:p>
          <text:p text:style-name="Standard"><text:span text:style-name="Source_20_Text"><text:span text:style-name="T1">T<text:tab/>PRoll<text:tab/> <text:s/>= Indicator if these intermediate results are wanted</text:span></text:span></text:p>
          <text:p text:style-name="Standard"><text:span text:style-name="Source_20_Text"><text:span text:style-name="T1">T<text:tab/>PSonic<text:tab/> <text:s/>= Indicator if these intermediate results are wanted</text:span></text:span></text:p>
          <text:p text:style-name="Standard"><text:span text:style-name="Source_20_Text"><text:span text:style-name="T1">T<text:tab/>PO2<text:tab/> <text:s/>= Indicator if these intermediate results are wanted</text:span></text:span></text:p>
          <text:p text:style-name="Standard"><text:span text:style-name="Source_20_Text"><text:span text:style-name="T1">T<text:tab/>PFreq<text:tab/> <text:s/>= Indicator if these intermediate results are wanted</text:span></text:span></text:p>
          <text:p text:style-name="Standard"><text:span text:style-name="Source_20_Text"><text:span text:style-name="T1">T<text:tab/>PWebb<text:tab/> <text:s/>= Indicator if these intermediate results are wanted</text:span></text:span></text:p>
          <text:p text:style-name="Standard"><text:span text:style-name="Source_20_Text"><text:span text:style-name="T1">0.15<text:tab/>StructSep = separation (in m) used for calculation of structure parameters</text:span></text:span></text:p>
          <text:p text:style-name="Standard"><text:span text:style-name="Source_20_Text"><text:span text:style-name="T1">T<text:tab/>DoPF <text:s text:c="5"/>= Do planar fit untilting (produce angles before with planang)</text:span></text:span></text:p>
          <text:p text:style-name="Standard"><text:span text:style-name="Source_20_Text"><text:span text:style-name="T1">T<text:tab/>PPF <text:s text:c="6"/>= Print intermediate results after planar fit untilting</text:span></text:span></text:p>
          <text:p text:style-name="Standard"><text:span text:style-name="Source_20_Text"><text:span text:style-name="T1">0.99<text:tab/>PFValid <text:s text:c="2"/>= Fraction of valid samples required to include interval in planar fit </text:span></text:span></text:p>
          <text:p text:style-name="Figure">Figure <text:sequence text:ref-name="refFigure0" text:name="Figure" text:formula="ooow:Figure+1" style:num-format="1">2</text:sequence>: Example of parameter file</text:p>
        </draw:text-box>
      </draw:frame>
      <text:h text:style-name="Heading_20_1" text:outline-level="1">Manual for EC_NCDF (version 2.5.22)</text:h>
      <text:p text:style-name="Standard"/>
      <text:h text:style-name="Heading_20_2" text:outline-level="2">Introduction</text:h>
      <text:p text:style-name="Text_20_body">This document describes the use of <text:span text:style-name="Source_20_Text">ec_ncdf</text:span>, a program to process eddy-covariance data stored in NetCDF files. <text:span text:style-name="Source_20_Text">ec_ncdf </text:span>is built on top of a library of functions, <text:span text:style-name="Source_20_Text">ecpack</text:span>.</text:p>
      <text:p text:style-name="Text_20_body"><text:span text:style-name="Source_20_Text">Ecpack </text:span>and <text:span text:style-name="Source_20_Text">ec_ncdf </text:span>were intially developped by Arjan van Dijk, and now maintained and further developped by Arnold Moene (arnold.moene@wur.nl). The development was initiated as the result of a special interest group composed of Henk de Bruin (then WUR), Cor Jacobs (then KNMI), Arjan van Dijk (then WUR), Wim Kohsiek (then KNMI), Fred Bosveld (KNMI) and Bart van de Hurk. The aim of the special interest group was to develop a standard processing method for eddycorrelation data. With such a standard method results will become better comparable. </text:p>
      <text:p text:style-name="Text_20_body"><text:span text:style-name="Source_20_Text">Ecpack </text:span>is released under the GNU Public License.</text:p>
      <text:p text:style-name="Standard"/>
      <text:p text:style-name="Standard">In case you use our software in a publication, please acknowledge our work by citing: <text:s/>Van Dijk, A., Moene, A.F., and De Bruin, H.A.R., 2004: The principles of surface flux physics: theory, practice and description of the ECPACK library, Internal Report 2004/1, Meteorology and Air Quality Group, <text:line-break/>Wageningen University, Wageningen, the Netherlands, 99 pp. </text:p>
      <text:p text:style-name="Standard"/>
      <text:p text:style-name="Standard">DISCLAIMER/COPYRIGHT: <text:span text:style-name="Source_20_Text">Ecpack </text:span>is released under the GNU Public License. <text:s/></text:p>
      <text:p text:style-name="Standard">Furthermore: EC-Pack is provided as is. No responsibility can be taken for consequences of the use of EC-Pack. Any use of EC-Pack is done at your own risk.</text:p>
      <text:p text:style-name="Standard"/>
      <text:h text:style-name="Heading_20_2" text:outline-level="2">Usage</text:h>
      <text:p text:style-name="Standard">The program is controlled by a large number of configuration files (we are in the process of reducing this number).</text:p>
      <text:p text:style-name="Standard"/>
      <text:p text:style-name="Standard">The program is invoked as:</text:p>
      <text:p text:style-name="Standard"><text:span text:style-name="Source_20_Text">ec_ncdf &lt; configfile</text:span></text:p>
      <text:p text:style-name="Standard"/>
      <text:p text:style-name="Standard">where <text:span text:style-name="Source_20_Text">configfile</text:span> is the name of the main configuration file of which the structure is described below. Thus the configuration is read from standard input. If you would like to write the output produced by ec_ncdf to a file (e.g. to check for error messages) you can redirect the output to a file:</text:p>
      <text:p text:style-name="Standard"><text:span text:style-name="Source_20_Text">ec_ncdf &lt; configfile &gt; outputfile</text:span></text:p>
      <text:p text:style-name="Standard"><text:span text:style-name="Source_20_Text"/></text:p>
      <text:p text:style-name="Standard"><text:span text:style-name="Source_20_Text"><text:span text:style-name="T5">If you want to append output to an already existing outputfile, you can do:</text:span></text:span></text:p>
      <text:p text:style-name="Standard"><text:span text:style-name="Source_20_Text">ec_ncdf &lt; configfile &gt;&gt; outputfile</text:span></text:p>
      <text:p text:style-name="Standard"><text:span text:style-name="Source_20_Text"/></text:p>
      <text:p text:style-name="Standard">The hierarchy of configuration files is shown in <text:sequence-ref text:reference-format="category-and-value" text:ref-name="refFigure1">Figure 1</text:sequence-ref> (an arrow means that the file from which the arrow points contains the name of the file pointed to).</text:p>
      <text:p text:style-name="Standard"/>
      <text:p text:style-name="Standard"><draw:frame draw:style-name="fr2" draw:name="Frame1" text:anchor-type="paragraph" svg:x="0.1201in" svg:y="0.1402in" svg:width="6.361in" draw:z-index="0"><draw:text-box fo:min-height="1.8272in"><text:p text:style-name="Figure"><draw:g text:anchor-type="paragraph" draw:z-index="1" draw:style-name="gr1"><draw:line draw:style-name="gr2" draw:text-style-name="P16" svg:x1="4.3236in" svg:y1="0.661in" svg:x2="4.6634in" svg:y2="0.7772in"><text:p/></draw:line><draw:line draw:style-name="gr2" draw:text-style-name="P16" svg:x1="4.3236in" svg:y1="0.661in" svg:x2="4.6634in" svg:y2="0.2772in"><text:p/></draw:line><draw:custom-shape draw:style-name="gr3" svg:width="1.6976in" svg:height="0.4539in" svg:x="4.6634in" svg:y="0.5571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34in" svg:y="0.0217in"><text:p>Data file</text:p><draw:enhanced-geometry svg:viewBox="0 0 21600 21600" draw:glue-points="10800 0 0 10800 10800 21600 21600 10800" draw:type="flowchart-process" draw:enhanced-path="M 0 0 L 21600 0 21600 21600 0 21600 0 0 Z N"/></draw:custom-shape><draw:line draw:style-name="gr2" draw:text-style-name="P16" svg:x1="1.8728in" svg:y1="0.1374in" svg:x2="2.3701in" svg:y2="1.6256in"><text:p/></draw:line><draw:line draw:style-name="gr2" draw:text-style-name="P16" svg:x1="1.8728in" svg:y1="0.1374in" svg:x2="2.3701in" svg:y2="1.161in"><text:p/></draw:line><draw:line draw:style-name="gr2" draw:text-style-name="P16" svg:x1="1.8728in" svg:y1="0.1374in" svg:x2="2.3701in" svg:y2="0.7185in"><text:p/></draw:line><draw:line draw:style-name="gr2" draw:text-style-name="P16" svg:x1="1.8728in" svg:y1="0.1374in" svg:x2="2.3701in" svg:y2="0.1374in"><text:p/></draw:line><draw:custom-shape draw:style-name="gr4" svg:width="1.9539in" svg:height="0.3724in" svg:x="2.3701in" svg:y="1.4535in"><text:p>Calibration files</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9689in"><text:p>Flux output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5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in"><text:p>Processing parameter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0008in" svg:y="0.0083in"><text:p>Main configuration file</text:p><draw:enhanced-geometry svg:viewBox="0 0 21600 21600" draw:glue-points="10800 0 0 10800 10800 21600 21600 10800" draw:type="flowchart-process" draw:enhanced-path="M 0 0 L 21600 0 21600 21600 0 21600 0 0 Z N"/></draw:custom-shape></draw:g>Figure <text:sequence text:ref-name="refFigure1" text:name="Figure" text:formula="ooow:Figure+1" style:num-format="1">1</text:sequence>: Hierarchy of configuration files (an arrow means that the file from which the arrow points contains the name of the file pointed to)</text:p></draw:text-box></draw:frame><text:soft-page-break/></text:p>
      <text:h text:style-name="Heading_20_3" text:outline-level="3">Main configuration file</text:h>
      <text:p text:style-name="Standard">The main configuration file consist of two types of lines:</text:p>
      <text:list xml:id="list1940632577" text:style-name="L1">
        <text:list-item>
          <text:p text:style-name="P1">lines with an assigment </text:p>
        </text:list-item>
        <text:list-item>
          <text:p text:style-name="P1">comment lines (starting with //)</text:p>
        </text:list-item>
      </text:list>
      <text:p text:style-name="Standard">A known issue is that the file should NOT end with an empty line.</text:p>
      <text:p text:style-name="Standard"/>
      <text:p text:style-name="Standard">Assignments are of the form </text:p>
      <text:p text:style-name="Standard"><text:s/><text:span text:style-name="Source_20_Text">VARNAME = VALUE</text:span></text:p>
      <text:p text:style-name="Standard"><text:s text:c="3"/></text:p>
      <text:p text:style-name="Standard">where <text:span text:style-name="Source_20_Text">VARNAME</text:span> is one of a prescribed list of tokens and <text:span text:style-name="Source_20_Text">VALUE</text:span> is the value to be assigned (<text:span text:style-name="Source_20_Text">VALUE</text:span> may be placed between quotes, but this is not necessary as long as no spcaes are part of <text:span text:style-name="Source_20_Text">VALUE</text:span>). <text:span text:style-name="Source_20_Text">VARNAME</text:span> is case-insensitive (i.e. <text:span text:style-name="Source_20_Text">VARNAME</text:span> is equivalent to <text:span text:style-name="Source_20_Text">VarName</text:span>), but <text:span text:style-name="Source_20_Text">VALUE</text:span> may not be (on UNIX path names are cases sensitive and names of variables in a NetCDF file are also cases-sensitive).</text:p>
      <text:p text:style-name="Standard">As of version 2.5, one can control, through the main configuration file, which data are written to the output file</text:p>
      <text:p text:style-name="Standard"/>
      <text:p text:style-name="Standard">Valid tokens (variable names) are:</text:p>
      <table:table table:name="Table1" table:style-name="Table1">
        <table:table-column table:style-name="Table1.A"/>
        <table:table-column table:style-name="Table1.B"/>
        <table:table-row>
          <table:table-cell table:style-name="Table1.A1" office:value-type="string">
            <text:p text:style-name="Standard"><text:span text:style-name="Source_20_Text">DatDir </text:span></text:p>
          </table:table-cell>
          <table:table-cell table:style-name="Table1.B1" office:value-type="string">
            <text:p text:style-name="Standard">directory for data files</text:p>
          </table:table-cell>
        </table:table-row>
        <table:table-row>
          <table:table-cell table:style-name="Table1.A2" office:value-type="string">
            <text:p text:style-name="Standard"><text:span text:style-name="Source_20_Text">OutDir</text:span></text:p>
            <text:p text:style-name="Standard"><text:span text:style-name="Source_20_Text"/></text:p>
          </table:table-cell>
          <table:table-cell table:style-name="Table1.B2" office:value-type="string">
            <text:p text:style-name="Standard">directory for output files (flux files, intermediate result file)</text:p>
          </table:table-cell>
        </table:table-row>
        <table:table-row>
          <table:table-cell table:style-name="Table1.A2" office:value-type="string">
            <text:p text:style-name="Standard"><text:span text:style-name="Source_20_Text">ParmDir</text:span></text:p>
          </table:table-cell>
          <table:table-cell table:style-name="Table1.B2" office:value-type="string">
            <text:p text:style-name="Table_20_Contents">directory for parameter file (processing parameters, calibration files, interval files)</text:p>
          </table:table-cell>
        </table:table-row>
        <table:table-row>
          <table:table-cell table:style-name="Table1.A2" office:value-type="string">
            <text:p text:style-name="Standard"><text:span text:style-name="Source_20_Text">ParmName</text:span></text:p>
          </table:table-cell>
          <table:table-cell table:style-name="Table1.B2" office:value-type="string">
            <text:p text:style-name="Standard">name of processing parameter file</text:p>
          </table:table-cell>
        </table:table-row>
        <table:table-row>
          <table:table-cell table:style-name="Table1.A2" office:value-type="string">
            <text:p text:style-name="Standard"><text:span text:style-name="Source_20_Text">FluxName</text:span></text:p>
          </table:table-cell>
          <table:table-cell table:style-name="Table1.B2" office:value-type="string">
            <text:p text:style-name="Standard">name of flux output file</text:p>
          </table:table-cell>
        </table:table-row>
        <table:table-row>
          <table:table-cell table:style-name="Table1.A2" office:value-type="string">
            <text:p text:style-name="Standard"><text:span text:style-name="Source_20_Text">InterName</text:span></text:p>
          </table:table-cell>
          <table:table-cell table:style-name="Table1.B2" office:value-type="string">
            <text:p text:style-name="Standard">name of interval file </text:p>
          </table:table-cell>
        </table:table-row>
        <table:table-row>
          <table:table-cell table:style-name="Table1.A2" office:value-type="string">
            <text:p text:style-name="Standard"><text:span text:style-name="Source_20_Text">PlfIntName</text:span></text:p>
          </table:table-cell>
          <table:table-cell table:style-name="Table1.B2" office:value-type="string">
            <text:p text:style-name="Table_20_Contents">name of file that defines the intervals over which planarfit angles should be calculated</text:p>
          </table:table-cell>
        </table:table-row>
        <table:table-row>
          <table:table-cell table:style-name="Table1.A2" office:value-type="string">
            <text:p text:style-name="Standard"><text:span text:style-name="Source_20_Text">PlfName</text:span></text:p>
          </table:table-cell>
          <table:table-cell table:style-name="Table1.B2" office:value-type="string">
            <text:p text:style-name="Standard">name of file to which the planar fit angles should be written</text:p>
          </table:table-cell>
        </table:table-row>
        <text:soft-page-break/>
        <table:table-row>
          <table:table-cell table:style-name="Table1.A2" office:value-type="string">
            <text:p text:style-name="Standard"><text:span text:style-name="Source_20_Text">SonName</text:span></text:p>
          </table:table-cell>
          <table:table-cell table:style-name="Table1.B2" office:value-type="string">
            <text:p text:style-name="Standard"><text:s/>name of sonic calibration file </text:p>
          </table:table-cell>
        </table:table-row>
        <table:table-row>
          <table:table-cell table:style-name="Table1.A2" office:value-type="string">
            <text:p text:style-name="Standard"><text:span text:style-name="Source_20_Text">CoupName</text:span></text:p>
          </table:table-cell>
          <table:table-cell table:style-name="Table1.B2" office:value-type="string">
            <text:p text:style-name="Standard">name of thermo couple calibration file</text:p>
          </table:table-cell>
        </table:table-row>
        <table:table-row>
          <table:table-cell table:style-name="Table1.A2" office:value-type="string">
            <text:p text:style-name="Standard"><text:span text:style-name="Source_20_Text">HygName</text:span></text:p>
          </table:table-cell>
          <table:table-cell table:style-name="Table1.B2" office:value-type="string">
            <text:p text:style-name="Standard">name of hygrometer calibration file</text:p>
          </table:table-cell>
        </table:table-row>
        <table:table-row>
          <table:table-cell table:style-name="Table1.A2" office:value-type="string">
            <text:p text:style-name="Standard"><text:span text:style-name="Source_20_Text">CO2Name</text:span></text:p>
          </table:table-cell>
          <table:table-cell table:style-name="Table1.B2" office:value-type="string">
            <text:p text:style-name="Standard">name of CO2 sensor calibration file</text:p>
          </table:table-cell>
        </table:table-row>
        <table:table-row>
          <table:table-cell table:style-name="Table1.A2" office:value-type="string">
            <text:p text:style-name="Standard"><text:span text:style-name="Source_20_Text">U_var</text:span></text:p>
          </table:table-cell>
          <table:table-cell table:style-name="Table1.B2" office:value-type="string">
            <text:p text:style-name="Standard">name of u-velocity variable in NetCDF file</text:p>
          </table:table-cell>
        </table:table-row>
        <table:table-row>
          <table:table-cell table:style-name="Table1.A2" office:value-type="string">
            <text:p text:style-name="Standard"><text:span text:style-name="Source_20_Text">V_var</text:span></text:p>
          </table:table-cell>
          <table:table-cell table:style-name="Table1.B2" office:value-type="string">
            <text:p text:style-name="Standard">name of v-velocity variable in NetCDF file</text:p>
          </table:table-cell>
        </table:table-row>
        <table:table-row>
          <table:table-cell table:style-name="Table1.A2" office:value-type="string">
            <text:p text:style-name="Standard"><text:span text:style-name="Source_20_Text">W_var</text:span></text:p>
          </table:table-cell>
          <table:table-cell table:style-name="Table1.B2" office:value-type="string">
            <text:p text:style-name="Standard">name of w-velocity variable in NetCDF file</text:p>
          </table:table-cell>
        </table:table-row>
        <table:table-row>
          <table:table-cell table:style-name="Table1.A2" office:value-type="string">
            <text:p text:style-name="Standard"><text:span text:style-name="Source_20_Text">TSonic_var</text:span></text:p>
          </table:table-cell>
          <table:table-cell table:style-name="Table1.B2" office:value-type="string">
            <text:p text:style-name="Standard">name of sonic temperature variable in NetCDF file</text:p>
          </table:table-cell>
        </table:table-row>
        <table:table-row>
          <table:table-cell table:style-name="Table1.A2" office:value-type="string">
            <text:p text:style-name="Standard"><text:span text:style-name="Source_20_Text">SSpeed_var</text:span></text:p>
          </table:table-cell>
          <table:table-cell table:style-name="Table1.B2" office:value-type="string">
            <text:p text:style-name="Table_20_Contents">name of speed of sound variable in NetCDF file (used to compute TSonic if the latter is not available in the NetCDF file)</text:p>
          </table:table-cell>
        </table:table-row>
        <table:table-row>
          <table:table-cell table:style-name="Table1.A2" office:value-type="string">
            <text:p text:style-name="Standard"><text:span text:style-name="Source_20_Text">TCouple_var</text:span></text:p>
          </table:table-cell>
          <table:table-cell table:style-name="Table1.B2" office:value-type="string">
            <text:p text:style-name="Standard">name of thermocouple temperature variable in NetCDF file</text:p>
          </table:table-cell>
        </table:table-row>
        <table:table-row>
          <table:table-cell table:style-name="Table1.A2" office:value-type="string">
            <text:p text:style-name="Standard"><text:span text:style-name="Source_20_Text">Tref_var</text:span></text:p>
          </table:table-cell>
          <table:table-cell table:style-name="Table1.B2" office:value-type="string">
            <text:p text:style-name="Standard">name of thermocouple reference temperature variable in NetCDF file</text:p>
          </table:table-cell>
        </table:table-row>
        <table:table-row>
          <table:table-cell table:style-name="Table1.A2" office:value-type="string">
            <text:p text:style-name="Standard"><text:span text:style-name="Source_20_Text">Humidity_var</text:span></text:p>
          </table:table-cell>
          <table:table-cell table:style-name="Table1.B2" office:value-type="string">
            <text:p text:style-name="Table_20_Contents">name of humidity variable in NetCDF file (H2O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CO2_var</text:span></text:p>
          </table:table-cell>
          <table:table-cell table:style-name="Table1.B2" office:value-type="string">
            <text:p text:style-name="Table_20_Contents">name of CO2 variables (CO2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HourMin_var</text:span></text:p>
            <text:p text:style-name="Standard"><text:span text:style-name="Source_20_Text"/></text:p>
          </table:table-cell>
          <table:table-cell table:style-name="Table1.B2" office:value-type="string">
            <text:p text:style-name="Table_20_Contents">name of hour/minute variable in NetCDF file (presently this should be a la the Campbell hour/minutes: e.g. 1845 means 18:45</text:p>
          </table:table-cell>
        </table:table-row>
        <table:table-row>
          <table:table-cell table:style-name="Table1.A2" office:value-type="string">
            <text:p text:style-name="Standard"><text:span text:style-name="Source_20_Text">Doy_var</text:span></text:p>
          </table:table-cell>
          <table:table-cell table:style-name="Table1.B2" office:value-type="string">
            <text:p text:style-name="Standard">name of day of year variable in NetCDF file</text:p>
          </table:table-cell>
        </table:table-row>
        <table:table-row>
          <table:table-cell table:style-name="Table1.A2" office:value-type="string">
            <text:p text:style-name="Standard"><text:span text:style-name="Source_20_Text">sec_var</text:span></text:p>
          </table:table-cell>
          <table:table-cell table:style-name="Table1.B2" office:value-type="string">
            <text:p text:style-name="Standard">name of seconds variable in NetCDF</text:p>
          </table:table-cell>
        </table:table-row>
        <table:table-row>
          <table:table-cell table:style-name="Table1.A2" office:value-type="string">
            <text:p text:style-name="Standard"><text:span text:style-name="Source_20_Text">Out_mean</text:span></text:p>
          </table:table-cell>
          <table:table-cell table:style-name="Table1.B2" office:value-type="string">
            <text:p text:style-name="Standard">write mean of given calibrated signal to output file (e.g. <text:span text:style-name="Source_20_Text">Out_mean</text:span>='TSon', for a list of variable names, see below)</text:p>
          </table:table-cell>
        </table:table-row>
        <table:table-row>
          <table:table-cell table:style-name="Table1.A2" office:value-type="string">
            <text:p text:style-name="Standard"><text:span text:style-name="Source_20_Text">Out_Cov</text:span></text:p>
          </table:table-cell>
          <table:table-cell table:style-name="Table1.B2" office:value-type="string">
            <text:p text:style-name="Standard">write covariance of two calibrated signal to output file (e.g. <text:span text:style-name="Source_20_Text">Out_Cov</text:span>='TSon,w', for a list of variable names, see below)</text:p>
          </table:table-cell>
        </table:table-row>
        <table:table-row>
          <table:table-cell table:style-name="Table1.A2" office:value-type="string">
            <text:p text:style-name="Standard"><text:span text:style-name="Source_20_Text">Out_Std</text:span></text:p>
          </table:table-cell>
          <table:table-cell table:style-name="Table1.B2" office:value-type="string">
            <text:p text:style-name="Standard">write standard deviation of given calibrated signal to output file <text:s text:c="13"/>(e.g. <text:span text:style-name="Source_20_Text">Out_Std</text:span>='TSon', for a list of variable names, see below)</text:p>
          </table:table-cell>
        </table:table-row>
        <table:table-row>
          <table:table-cell table:style-name="Table1.A2" office:value-type="string">
            <text:p text:style-name="Standard"><text:span text:style-name="Source_20_Text">Out_Num</text:span></text:p>
          </table:table-cell>
          <table:table-cell table:style-name="Table1.B2" office:value-type="string">
            <text:p text:style-name="Standard">write number of samples of <text:s/>given calibrated signal to output file <text:s text:c="13"/>(e.g. <text:span text:style-name="Source_20_Text">Out_Num</text:span>='TSon', for a list of variable names, see below)</text:p>
          </table:table-cell>
        </table:table-row>
        <table:table-row>
          <table:table-cell table:style-name="Table1.A2" office:value-type="string">
            <text:p text:style-name="Standard"><text:span text:style-name="Source_20_Text">Out_Phys</text:span></text:p>
          </table:table-cell>
          <table:table-cell table:style-name="Table1.B2" office:value-type="string">
            <text:p text:style-name="Table_20_Contents">write given physical (=derived quantity) to output file <text:s/>(e.g. <text:span text:style-name="Source_20_Text">Out_Phys</text:span>='HSonic', for a list of variable names, see below)</text:p>
          </table:table-cell>
        </table:table-row>
        <table:table-row>
          <table:table-cell table:style-name="Table1.A2" office:value-type="string">
            <text:p text:style-name="Standard"><text:span text:style-name="Source_20_Text">Out_Time </text:span></text:p>
          </table:table-cell>
          <table:table-cell table:style-name="Table1.B2" office:value-type="string">
            <text:p text:style-name="Table_20_Contents">write some extra time columns regarding start and stop of interval: e.g. <text:span text:style-name="Source_20_Text">Out_Time</text:span>='DecHourB'</text:p>
            <text:list xml:id="list1210638750" text:style-name="L2">
              <text:list-item>
                <text:p text:style-name="P2"><text:span text:style-name="Source_20_Text">DecDayB</text:span>: starttime in decimal days (starting on January 1)</text:p>
              </text:list-item>
              <text:list-item>
                <text:p text:style-name="P2"><text:span text:style-name="Source_20_Text">DecDayE</text:span>: stoptime in decimal days (starting on January 1)</text:p>
              </text:list-item>
              <text:list-item>
                <text:p text:style-name="P2"><text:span text:style-name="Source_20_Text">DecHourB</text:span>: startttime in decimal hours (starting at midnight)</text:p>
              </text:list-item>
              <text:list-item>
                <text:p text:style-name="P2"><text:span text:style-name="Source_20_Text">DecHourE</text:span>: stoptime in decimal hours (starting at midnight)</text:p>
              </text:list-item>
              <text:list-item>
                <text:p text:style-name="P2"><text:span text:style-name="Source_20_Text">DecSecB</text:span>: startttime in decimal seconds (starting at midnight)</text:p>
              </text:list-item>
              <text:list-item>
                <text:p text:style-name="P2"><text:soft-page-break/><text:span text:style-name="Source_20_Text">DecSecE</text:span>: stoptime in decimal seconds (starting at midnight)</text:p>
              </text:list-item>
            </text:list>
          </table:table-cell>
        </table:table-row>
        <table:table-row>
          <table:table-cell table:style-name="Table1.A2" office:value-type="string">
            <text:p text:style-name="Standard"><text:span text:style-name="Source_20_Text">Out_Struct</text:span></text:p>
          </table:table-cell>
          <table:table-cell table:style-name="Table1.B2" office:value-type="string">
            <text:p text:style-name="Table_20_Contents">write (cross-) structure paramter of two calibrated signals to output file (e.g. <text:span text:style-name="Source_20_Text">Out_Struct</text:span>='TSon,w', for a list of variable names, see below). Note that for the moment if you request structure paramters through <text:span text:style-name="Source_20_Text">Out-Struct</text:span>, you still have to specify <text:span text:style-name="Source_20_Text">DoStruct</text:span> = .T. in the processing paramters file (see below).</text:p>
          </table:table-cell>
        </table:table-row>
        <table:table-row>
          <table:table-cell table:style-name="Table1.A2" office:value-type="string">
            <text:p text:style-name="Standard"><text:span text:style-name="Source_20_Text">Output</text:span></text:p>
          </table:table-cell>
          <table:table-cell table:style-name="Table1.B2" office:value-type="string">
            <text:p text:style-name="Standard">other output settings:</text:p>
            <text:list xml:id="list139692977" text:style-name="L3">
              <text:list-item>
                <text:p text:style-name="P3">'new': use new output file format (i.e. with self-defined columns</text:p>
              </text:list-item>
              <text:list-item>
                <text:p text:style-name="P3">'old': use old output file format (pre-defined columns; 'new' and 'old' are mutually exclusive; 'old' is default (defined in ec_ncdf.f))</text:p>
              </text:list-item>
              <text:list-item>
                <text:p text:style-name="P3">'csv': output as comma-separated values</text:p>
              </text:list-item>
              <text:list-item>
                <text:p text:style-name="P3">'ssv': output as space-separated values ('csv' and 'ssv' are <text:s/>mutually exclusive; 'ssv' is default)</text:p>
              </text:list-item>
              <text:list-item>
                <text:p text:style-name="P3">'tol': write tolerances of all selected variabels to output file</text:p>
              </text:list-item>
              <text:list-item>
                <text:p text:style-name="P3">'notol': write no tolerances of all selected variabels to output file ('tol' and 'notol' are mutually exclusive; 'tol' is default)</text:p>
              </text:list-item>
              <text:list-item>
                <text:p text:style-name="P3">'diag': write info about diagnostic flags of CSAT to output file</text:p>
              </text:list-item>
              <text:list-item>
                <text:p text:style-name="P3">'nodiag': write no info about diagnostic flags of CSAT to output file ('diag' and 'nodiag' are mutually exclusive; 'nodiag' is default) </text:p>
              </text:list-item>
              <text:list-item>
                <text:p text:style-name="P3">'version': write version number of software to output file</text:p>
              </text:list-item>
              <text:list-item>
                <text:p text:style-name="P3">'noversion': write no version number to output file ('version' and 'noversion' are mutually exclusive; 'version' is default) </text:p>
              </text:list-item>
            </text:list>
          </table:table-cell>
        </table:table-row>
        <table:table-row>
          <table:table-cell table:style-name="Table1.A2" office:value-type="string">
            <text:p text:style-name="Standard"><text:span text:style-name="Source_20_Text">correct</text:span></text:p>
          </table:table-cell>
          <table:table-cell table:style-name="Table1.B2" office:value-type="string">
            <text:p text:style-name="Standard">switch for corrections. These switches will have the same functionality as the booleans read from the parameter file called <text:span text:style-name="Source_20_Text">ParmName</text:span>. In the end this structure will replace the use of the parameter file (since the latter is not flexible enough), but currently the parameter file is still needed.</text:p>
            <text:p text:style-name="Standard">The structure of the right hand side of the switch is:</text:p>
            <text:p text:style-name="Standard">'<text:span text:style-name="Source_20_Text">NAME : ONOFF</text:span>', where <text:span text:style-name="Source_20_Text">NAME</text:span> is the name of the correction and <text:span text:style-name="Source_20_Text">ONOFF</text:span> is either <text:span text:style-name="Source_20_Text">ON</text:span> or <text:span text:style-name="Source_20_Text">OFF</text:span></text:p>
            <text:p text:style-name="Standard">Valid names for the corrections are:</text:p>
            <text:list xml:id="list2142069714" text:style-name="L4">
              <text:list-item>
                <text:p text:style-name="P4">'detrend' : Correct data for linear trend</text:p>
              </text:list-item>
              <text:list-item>
                <text:p text:style-name="P4">'tilt' <text:s text:c="3"/>: Perform true tilt-correction with known angles</text:p>
              </text:list-item>
              <text:list-item>
                <text:p text:style-name="P4">'yaw' <text:s text:c="4"/>: Turn system such that Mean(V) --&gt; 0</text:p>
              </text:list-item>
              <text:list-item>
                <text:p text:style-name="P4">'pitch' <text:s text:c="2"/>: Turn system such that Mean(W) --&gt; 0</text:p>
              </text:list-item>
              <text:list-item>
                <text:p text:style-name="P4">'roll' <text:s text:c="3"/>: Turn System such that Cov(W,V) --&gt; 0</text:p>
              </text:list-item>
              <text:list-item>
                <text:p text:style-name="P4">'planfit' : Do planar fit untilting (requires that untilting angles have been produced before with planang)</text:p>
              </text:list-item>
              <text:list-item>
                <text:p text:style-name="P4">'sontemp' : Correct sonic temperature for humidity</text:p>
              </text:list-item>
              <text:list-item>
                <text:p text:style-name="P4">'oxygen' <text:s/>: Correct hygrometer for oxygen-sensitivity</text:p>
              </text:list-item>
              <text:list-item>
                <text:p text:style-name="P4">'freqresp': Correct for poor frequency response</text:p>
              </text:list-item>
              <text:list-item>
                <text:p text:style-name="P4">'webb' <text:s text:c="3"/>: Calculate mean velocity according to Webb</text:p>
              </text:list-item>
              <text:list-item>
                <text:p text:style-name="P4">'slowmean': Replace mean quantities by better estimates (currently only humidity)</text:p>
              </text:list-item>
              <text:list-item>
                <text:p text:style-name="P4"><text:soft-page-break/>'blockav' : detrend by block averaging, rather than linear detrending</text:p>
              </text:list-item>
            </text:list>
          </table:table-cell>
        </table:table-row>
        <table:table-row>
          <table:table-cell table:style-name="Table1.A2" office:value-type="string">
            <text:p text:style-name="Standard"><text:span text:style-name="Source_20_Text">corrpar</text:span></text:p>
          </table:table-cell>
          <table:table-cell table:style-name="Table1.B2" office:value-type="string">
            <text:p text:style-name="Standard">switch to pass parameters needed in corrections. Structure of right hand side is:</text:p>
            <text:p text:style-name="Standard">'<text:span text:style-name="Source_20_Text">NAME : VALUE</text:span>', where <text:span text:style-name="Source_20_Text">NAME</text:span> is the name of the parameter and <text:span text:style-name="Source_20_Text">VALUE</text:span> is its value</text:p>
            <text:p text:style-name="Standard">Valid names at this moment are:</text:p>
            <text:list xml:id="list1033765554" text:style-name="L5">
              <text:list-item>
                <text:p text:style-name="P5">'Nblock' : number of blocks into which the averaging interval should be divided when doing block averaging </text:p>
              </text:list-item>
            </text:list>
          </table:table-cell>
        </table:table-row>
      </table:table>
      <text:p text:style-name="Standard"/>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able:table table:name="Table2" table:style-name="Table2">
        <table:table-column table:style-name="Table2.A"/>
        <table:table-column table:style-name="Table2.B"/>
        <table:table-row>
          <table:table-cell table:style-name="Table2.A1" office:value-type="string">
            <text:p text:style-name="Standard"><text:span text:style-name="Source_20_Text">u</text:span></text:p>
          </table:table-cell>
          <table:table-cell table:style-name="Table2.B1" office:value-type="string">
            <text:p text:style-name="Standard">horizontal wind component [m/s]</text:p>
          </table:table-cell>
        </table:table-row>
        <table:table-row>
          <table:table-cell table:style-name="Table2.A2" office:value-type="string">
            <text:p text:style-name="Standard"><text:span text:style-name="Source_20_Text">v</text:span></text:p>
          </table:table-cell>
          <table:table-cell table:style-name="Table2.B2" office:value-type="string">
            <text:p text:style-name="Standard">horizontal wind component [m/s]</text:p>
          </table:table-cell>
        </table:table-row>
        <table:table-row>
          <table:table-cell table:style-name="Table2.A2" office:value-type="string">
            <text:p text:style-name="Standard"><text:span text:style-name="Source_20_Text">w</text:span></text:p>
          </table:table-cell>
          <table:table-cell table:style-name="Table2.B2" office:value-type="string">
            <text:p text:style-name="Standard">vertical wind component [m/s]</text:p>
          </table:table-cell>
        </table:table-row>
        <table:table-row>
          <table:table-cell table:style-name="Table2.A2" office:value-type="string">
            <text:p text:style-name="Standard"><text:span text:style-name="Source_20_Text">TSon</text:span></text:p>
          </table:table-cell>
          <table:table-cell table:style-name="Table2.B2" office:value-type="string">
            <text:p text:style-name="Standard">sonic temperature [K]</text:p>
          </table:table-cell>
        </table:table-row>
        <table:table-row>
          <table:table-cell table:style-name="Table2.A2" office:value-type="string">
            <text:p text:style-name="Standard"><text:span text:style-name="Source_20_Text">TCop</text:span></text:p>
          </table:table-cell>
          <table:table-cell table:style-name="Table2.B2" office:value-type="string">
            <text:p text:style-name="Standard">thermocouple temperature [K]</text:p>
          </table:table-cell>
        </table:table-row>
        <table:table-row>
          <table:table-cell table:style-name="Table2.A2" office:value-type="string">
            <text:p text:style-name="Standard"><text:span text:style-name="Source_20_Text">rhoV</text:span></text:p>
          </table:table-cell>
          <table:table-cell table:style-name="Table2.B2" office:value-type="string">
            <text:p text:style-name="Standard">water vapour density' [kg m^-3]</text:p>
          </table:table-cell>
        </table:table-row>
        <table:table-row>
          <table:table-cell table:style-name="Table2.A2" office:value-type="string">
            <text:p text:style-name="Standard"><text:span text:style-name="Source_20_Text">q</text:span></text:p>
          </table:table-cell>
          <table:table-cell table:style-name="Table2.B2" office:value-type="string">
            <text:p text:style-name="Standard">specific humdity [kg/kg]</text:p>
          </table:table-cell>
        </table:table-row>
        <table:table-row>
          <table:table-cell table:style-name="Table2.A2" office:value-type="string">
            <text:p text:style-name="Standard"><text:span text:style-name="Source_20_Text">rhoCO2</text:span></text:p>
          </table:table-cell>
          <table:table-cell table:style-name="Table2.B2" office:value-type="string">
            <text:p text:style-name="Standard">CO2 density [kg m^-3]</text:p>
          </table:table-cell>
        </table:table-row>
        <table:table-row>
          <table:table-cell table:style-name="Table2.A2" office:value-type="string">
            <text:p text:style-name="Standard"><text:span text:style-name="Source_20_Text">qCO2</text:span></text:p>
          </table:table-cell>
          <table:table-cell table:style-name="Table2.B2" office:value-type="string">
            <text:p text:style-name="Standard">specific CO2 concentration [kg/kg]</text:p>
          </table:table-cell>
        </table:table-row>
        <table:table-row>
          <table:table-cell table:style-name="Table2.A2" office:value-type="string">
            <text:p text:style-name="Standard"><text:span text:style-name="Source_20_Text">time</text:span></text:p>
          </table:table-cell>
          <table:table-cell table:style-name="Table2.B2" office:value-type="string">
            <text:p text:style-name="Standard">time (constructed from DOY, Hour and Min) [hr]</text:p>
          </table:table-cell>
        </table:table-row>
        <table:table-row>
          <table:table-cell table:style-name="Table2.A2" office:value-type="string">
            <text:p text:style-name="Standard"><text:span text:style-name="Source_20_Text">Tref</text:span></text:p>
          </table:table-cell>
          <table:table-cell table:style-name="Table2.B2" office:value-type="string">
            <text:p text:style-name="Standard">reference temperature [K]</text:p>
          </table:table-cell>
        </table:table-row>
        <table:table-row>
          <table:table-cell table:style-name="Table2.A2" office:value-type="string">
            <text:p text:style-name="Standard"><text:span text:style-name="Source_20_Text">all</text:span></text:p>
          </table:table-cell>
          <table:table-cell table:style-name="Table2.B2" office:value-type="string">
            <text:p text:style-name="Standard">select all defined variables (e.g. Out_Cov='w,all' gives all covariances with the vertical velocity, Out_mean='all' gives means of all variables)</text:p>
          </table:table-cell>
        </table:table-row>
      </table:table>
      <text:p text:style-name="Standard"/>
      <text:p text:style-name="Standard">Variable names to be used for <text:span text:style-name="Source_20_Text">Out_Phys</text:span> (defined in parcnst.inc, not case-sensitive):</text:p>
      <table:table table:name="Table3" table:style-name="Table3">
        <table:table-column table:style-name="Table3.A"/>
        <table:table-column table:style-name="Table3.B"/>
        <table:table-row>
          <table:table-cell table:style-name="Table3.A1" office:value-type="string">
            <text:p text:style-name="Standard"><text:span text:style-name="Source_20_Text">RhoSon</text:span></text:p>
          </table:table-cell>
          <table:table-cell table:style-name="Table3.B1" office:value-type="string">
            <text:p text:style-name="Standard">air density with sonic temperature[kg/m^3] <text:s/></text:p>
          </table:table-cell>
        </table:table-row>
        <table:table-row>
          <table:table-cell table:style-name="Table3.A2" office:value-type="string">
            <text:p text:style-name="Standard"><text:span text:style-name="Source_20_Text">RhoTc </text:span></text:p>
          </table:table-cell>
          <table:table-cell table:style-name="Table3.B2" office:value-type="string">
            <text:p text:style-name="Standard">air density with thermocouple [kg/m^3] <text:s/></text:p>
          </table:table-cell>
        </table:table-row>
        <table:table-row>
          <table:table-cell table:style-name="Table3.A2" office:value-type="string">
            <text:p text:style-name="Standard"><text:span text:style-name="Source_20_Text">Wnorot</text:span></text:p>
          </table:table-cell>
          <table:table-cell table:style-name="Table3.B2" office:value-type="string">
            <text:p text:style-name="Standard">vertical wind speed before any axis rotation [m/s] <text:s text:c="2"/></text:p>
          </table:table-cell>
        </table:table-row>
        <table:table-row>
          <table:table-cell table:style-name="Table3.A2" office:value-type="string">
            <text:p text:style-name="Standard"><text:span text:style-name="Source_20_Text">U_Vect</text:span></text:p>
          </table:table-cell>
          <table:table-cell table:style-name="Table3.B2" office:value-type="string">
            <text:p text:style-name="Standard">(was VectWind, still works) <text:s/>vector wind [m/s] <text:s text:c="4"/></text:p>
          </table:table-cell>
        </table:table-row>
        <table:table-row>
          <table:table-cell table:style-name="Table3.A2" office:value-type="string">
            <text:p text:style-name="Standard"><text:span text:style-name="Source_20_Text">U_dir</text:span></text:p>
          </table:table-cell>
          <table:table-cell table:style-name="Table3.B2" office:value-type="string">
            <text:p text:style-name="Standard">(was DirFrom, still works) <text:s/>wind direction [degr.] <text:s text:c="2"/></text:p>
          </table:table-cell>
        </table:table-row>
        <table:table-row>
          <table:table-cell table:style-name="Table3.A2" office:value-type="string">
            <text:p text:style-name="Standard"><text:span text:style-name="Source_20_Text">HSonic</text:span></text:p>
          </table:table-cell>
          <table:table-cell table:style-name="Table3.B2" office:value-type="string">
            <text:p text:style-name="Standard">sensible heat flux from sonic temperature [W/m^2] <text:s text:c="2"/></text:p>
          </table:table-cell>
        </table:table-row>
        <table:table-row>
          <table:table-cell table:style-name="Table3.A2" office:value-type="string">
            <text:p text:style-name="Standard"><text:span text:style-name="Source_20_Text">HTc</text:span></text:p>
          </table:table-cell>
          <table:table-cell table:style-name="Table3.B2" office:value-type="string">
            <text:p text:style-name="Standard">sensible heat flux from thermocouple[W/m^2] <text:s text:c="2"/></text:p>
          </table:table-cell>
        </table:table-row>
        <table:table-row>
          <table:table-cell table:style-name="Table3.A2" office:value-type="string">
            <text:p text:style-name="Standard"><text:span text:style-name="Source_20_Text">LvEcov</text:span></text:p>
          </table:table-cell>
          <table:table-cell table:style-name="Table3.B2" office:value-type="string">
            <text:p text:style-name="Standard">covariance LvE [W/m^2] <text:s text:c="2"/></text:p>
          </table:table-cell>
        </table:table-row>
        <table:table-row>
          <table:table-cell table:style-name="Table3.A2" office:value-type="string">
            <text:p text:style-name="Standard"><text:span text:style-name="Source_20_Text">LvEWebb</text:span></text:p>
          </table:table-cell>
          <table:table-cell table:style-name="Table3.B2" office:value-type="string">
            <text:p text:style-name="Standard">Webb term LvE [W/m^2] <text:s text:c="2"/></text:p>
          </table:table-cell>
        </table:table-row>
        <table:table-row>
          <table:table-cell table:style-name="Table3.A2" office:value-type="string">
            <text:p text:style-name="Standard"><text:span text:style-name="Source_20_Text">SumLvE</text:span></text:p>
          </table:table-cell>
          <table:table-cell table:style-name="Table3.B2" office:value-type="string">
            <text:p text:style-name="Standard">sum of LvEcov and LvEWebb [W/m^2] <text:s text:c="2"/></text:p>
          </table:table-cell>
        </table:table-row>
        <text:soft-page-break/>
        <table:table-row>
          <table:table-cell table:style-name="Table3.A2" office:value-type="string">
            <text:p text:style-name="Standard"><text:span text:style-name="Source_20_Text">Ustar</text:span></text:p>
          </table:table-cell>
          <table:table-cell table:style-name="Table3.B2" office:value-type="string">
            <text:p text:style-name="Standard">u* [m/s] <text:s text:c="4"/></text:p>
          </table:table-cell>
        </table:table-row>
        <table:table-row>
          <table:table-cell table:style-name="Table3.A2" office:value-type="string">
            <text:p text:style-name="Standard"><text:span text:style-name="Source_20_Text">Tau</text:span></text:p>
          </table:table-cell>
          <table:table-cell table:style-name="Table3.B2" office:value-type="string">
            <text:p text:style-name="Standard">wall shear stress [N/m^2] <text:s text:c="3"/></text:p>
          </table:table-cell>
        </table:table-row>
        <table:table-row>
          <table:table-cell table:style-name="Table3.A2" office:value-type="string">
            <text:p text:style-name="Standard"><text:span text:style-name="Source_20_Text">FCO2cov</text:span></text:p>
          </table:table-cell>
          <table:table-cell table:style-name="Table3.B2" office:value-type="string">
            <text:p text:style-name="Standard">covariance CO2 flux [kg/m^2/s]</text:p>
          </table:table-cell>
        </table:table-row>
        <table:table-row>
          <table:table-cell table:style-name="Table3.A2" office:value-type="string">
            <text:p text:style-name="Standard"><text:span text:style-name="Source_20_Text">FCO2Webb</text:span></text:p>
          </table:table-cell>
          <table:table-cell table:style-name="Table3.B2" office:value-type="string">
            <text:p text:style-name="Standard">Webb term CO2 flux [kg/m^2/s]</text:p>
          </table:table-cell>
        </table:table-row>
        <table:table-row>
          <table:table-cell table:style-name="Table3.A2" office:value-type="string">
            <text:p text:style-name="Standard"><text:span text:style-name="Source_20_Text">SumFCO2</text:span></text:p>
          </table:table-cell>
          <table:table-cell table:style-name="Table3.B2" office:value-type="string">
            <text:p text:style-name="Standard">sum of covariance and Webb CO2 flux [kg/m^2/s]</text:p>
          </table:table-cell>
        </table:table-row>
        <table:table-row>
          <table:table-cell table:style-name="Table3.A2" office:value-type="string">
            <text:p text:style-name="Standard"><text:span text:style-name="Source_20_Text">all</text:span></text:p>
          </table:table-cell>
          <table:table-cell table:style-name="Table3.B2" office:value-type="string">
            <text:p text:style-name="Standard">gives all defined physical quantities</text:p>
          </table:table-cell>
        </table:table-row>
      </table:table>
      <text:p text:style-name="Standard"/>
      <text:h text:style-name="Heading_20_3" text:outline-level="3">Processing parameter file</text:h>
      <text:p text:style-name="Standard">The parameter file contains information on how to process the data. The information is expected on fixed line, so <text:span text:style-name="T4">blank lines are significant</text:span>! At the moment parameter file consists of seven blocks:</text:p>
      <text:list xml:id="list275113327" text:style-name="L6">
        <text:list-item>
          <text:p text:style-name="P6">sample frequency</text:p>
        </text:list-item>
        <text:list-item>
          <text:p text:style-name="P6">limits on yaw and roll correction</text:p>
        </text:list-item>
        <text:list-item>
          <text:p text:style-name="P6">fixed ptch, yaw and roll angles</text:p>
        </text:list-item>
        <text:list-item>
          <text:p text:style-name="P6">limits on frequency response corrections factors</text:p>
        </text:list-item>
        <text:list-item>
          <text:p text:style-name="P6">'corrections' to perform</text:p>
        </text:list-item>
        <text:list-item>
          <text:p text:style-name="P6">switch for yes/no printing of intermediate results</text:p>
        </text:list-item>
        <text:list-item>
          <text:p text:style-name="P6">switches for which intermediate results to print</text:p>
        </text:list-item>
      </text:list>
      <text:p text:style-name="Standard"/>
      <text:p text:style-name="Standard">In <text:sequence-ref text:reference-format="category-and-value" text:ref-name="refFigure0">Figure 2</text:sequence-ref> you will find an example of a parameter file.I f you use planar fit untilting, the 'classic' axis rotation should be switched off (using both planar fit and 'classic' doesn't make sense, since in</text:p>
      <text:p text:style-name="Standard">the end you would only see the effect of the 'classic ' method. However, the planar fit method does not turn the system into the mean wind. Therefore, it is practical to keep the Yaw correction switched on.</text:p>
      <text:p text:style-name="Standard">This will ensure that mean(v) becomes zero (please refer to the definition of the specfile given above to find the correct line where the Yaw correction is switched on or off, there has been confusion about what is Yaw and what is pitch: spec files that are copies of copies of copies of old spec files might have the wrong naming!</text:p>
      <text:p text:style-name="Standard"/>
      <text:h text:style-name="Heading_20_3" text:outline-level="3">Interval file</text:h>
      <text:p text:style-name="Standard">The interval file describes for which times intervals fluxes have to be computed from which data files etc. The format is:</text:p>
      <text:list xml:id="list378377563" text:style-name="L7">
        <text:list-item>
          <text:p text:style-name="P7">one blank line (can be used for a heading, comments ...)</text:p>
        </text:list-item>
        <text:list-item>
          <text:p text:style-name="P7">one line per interval, where the interval is described with the following columns:</text:p>
        </text:list-item>
      </text:list>
      <text:list xml:id="list170331797" text:style-name="L8">
        <text:list-item>
          <text:p text:style-name="P14">Starting day of year number</text:p>
        </text:list-item>
        <text:list-item>
          <text:p text:style-name="P14">Starting hour</text:p>
        </text:list-item>
        <text:list-item>
          <text:p text:style-name="P14">Starting minutes</text:p>
        </text:list-item>
        <text:list-item>
          <text:p text:style-name="P14">End day of year number </text:p>
        </text:list-item>
        <text:list-item>
          <text:p text:style-name="P14">End hour</text:p>
        </text:list-item>
        <text:list-item>
          <text:p text:style-name="P14">End minutes</text:p>
        </text:list-item>
        <text:list-item>
          <text:p text:style-name="P14">Water vapour density (in kg/m3) from a slow sensor (used to correct for drift of the fast hygrometer)</text:p>
        </text:list-item>
        <text:list-item>
          <text:p text:style-name="P14">Atmospheric pressure (in Pa)</text:p>
        </text:list-item>
        <text:list-item>
          <text:p text:style-name="P14"><text:soft-page-break/>Name of data file</text:p>
        </text:list-item>
        <text:list-item>
          <text:p text:style-name="P14">Name of file for intermediate results</text:p>
        </text:list-item>
      </text:list>
      <text:p text:style-name="Standard"/>
      <text:p text:style-name="Standard"/>
      <text:p text:style-name="Standard">Note that the program determines the time interval such that the datapoint should have a time that corresponds a doy,hour,minute combination within the interval specified, including the start time, but excluding the end time This implies that e.g. the interval 255 13 00 255 13 30 corresponds to all samples between (inclusive) 255,13:00:00 and 255,13:30:00 (this different from the behaviour before version …).</text:p>
      <text:p text:style-name="Standard"/>
      <text:p text:style-name="Standard">Note that sometimes on Windows machines the program fails to read the last line of the calibration file (due a difference in text file format between Unix and Windows). In that case it helps to add an empty line at the end of the calibration file. The same holds for the interval file used for the planar fit program (planang).</text:p>
      <text:p text:style-name="Standard"/>
      <text:h text:style-name="Heading_20_3" text:outline-level="3"><text:soft-page-break/>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3" draw:name="Frame3" text:anchor-type="paragraph" svg:x="-0.0992in" svg:y="0.0102in" svg:width="7.1236in" draw:z-index="3"><draw:text-box fo:min-height="3.7252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2" text:name="Figure" text:formula="ooow:Figure+1" style:num-format="1">3</text:sequence>: Example calibration file</text:p></draw:text-box></draw:frame>An example of a calibration file is given in <text:sequence-ref text:reference-format="category-and-value" text:ref-name="refFigure2">Figure 3</text:sequence-ref>. Explanation for some parameters follows below.</text:p>
      <text:p text:style-name="Standard"/>
      <table:table table:name="Table4" table:style-name="Table4">
        <table:table-column table:style-name="Table4.A"/>
        <table:table-column table:style-name="Table4.B"/>
        <table:table-row>
          <table:table-cell table:style-name="Table4.A1" office:value-type="string">
            <text:p text:style-name="Standard"><text:span text:style-name="Source_20_Text">QQType</text:span></text:p>
          </table:table-cell>
          <table:table-cell table:style-name="Table4.B1" office:value-type="string">
            <text:p text:style-name="Standard">now 12 types of sensors are known:</text:p>
            <text:list xml:id="list1562011653" text:style-name="L9">
              <text:list-item>
                <text:p text:style-name="P8">Campbell Sonic (30 degree angle with vertical)</text:p>
              </text:list-item>
              <text:list-item>
                <text:p text:style-name="P8"><text:s/>thermo couple (undefined type)</text:p>
              </text:list-item>
              <text:list-item>
                <text:p text:style-name="P8">Krypton hygrometer</text:p>
              </text:list-item>
              <text:list-item>
                <text:p text:style-name="P8">PT100 thermometer</text:p>
              </text:list-item>
              <text:list-item>
                <text:p text:style-name="P8"><text:s/>Psychrometer (used for what?)</text:p>
              </text:list-item>
              <text:list-item>
                <text:p text:style-name="P8">wind tunnel calibrated sonic anemometer</text:p>
              </text:list-item>
              <text:list-item>
                <text:p text:style-name="P8">Mierij Lymann-alpha</text:p>
              </text:list-item>
              <text:list-item>
                <text:p text:style-name="P8"><text:s/>LiCor7500 IR H20/CO2 sensor</text:p>
              </text:list-item>
              <text:list-item>
                <text:p text:style-name="P8">Kaijo Denki TR90 3-D sonic</text:p>
              </text:list-item>
              <text:list-item>
                <text:p text:style-name="P8">Kaijo Denki TR61 3-D sonic</text:p>
              </text:list-item>
              <text:list-item>
                <text:p text:style-name="P8">Gill Solent anomemeter (45 degree angle with vertical, wind direction might still be incorrect: not tested)</text:p>
              </text:list-item>
              <text:list-item>
                <text:p text:style-name="P8">Generic sonic (specfici parameter are passed as extra calibration coefficients)</text:p>
              </text:list-item>
            </text:list>
          </table:table-cell>
        </table:table-row>
        <table:table-row>
          <table:table-cell table:style-name="Table4.A2" office:value-type="string">
            <text:p text:style-name="Standard"><text:span text:style-name="Source_20_Text">QQX, QQY, QQZ</text:span></text:p>
          </table:table-cell>
          <table:table-cell table:style-name="Table4.B2" office:value-type="string">
            <text:p text:style-name="Standard">are used for frequency response corrections (note that the height is an absolute height above the surface (or better: above the displacement height)</text:p>
          </table:table-cell>
        </table:table-row>
        <text:soft-page-break/>
        <table:table-row>
          <table:table-cell table:style-name="Table4.A2" office:value-type="string">
            <text:p text:style-name="Standard"><text:span text:style-name="Source_20_Text">QQFunc</text:span></text:p>
          </table:table-cell>
          <table:table-cell table:style-name="Table4.B2" office:value-type="string">
            <text:p text:style-name="Table_20_Contents">Two types of fit functions are available</text:p>
            <text:list xml:id="list1853964988" text:style-name="L10">
              <text:list-item>
                <text:p text:style-name="P9">Polynomial</text:p>
              </text:list-item>
              <text:list-item>
                <text:p text:style-name="P9">logarithmic polynomial</text:p>
              </text:list-item>
            </text:list>
          </table:table-cell>
        </table:table-row>
        <table:table-row>
          <table:table-cell table:style-name="Table4.A2" office:value-type="string">
            <text:p text:style-name="Standard"><text:span text:style-name="Source_20_Text">QQExt1 </text:span>to<text:span text:style-name="Source_20_Text"> </text:span><text:span text:style-name="Source_20_Text">QQExt5</text:span></text:p>
          </table:table-cell>
          <table:table-cell table:style-name="Table4.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p text:style-name="Standard">Note that sometimes on Windows machines the program fails to read the last line of the calibration file (due a difference in text file format between Unix and Windows). In that case it helps to add an empty line at the end of the calibration file.</text:p>
      <text:p text:style-name="Standard"/>
      <text:h text:style-name="Heading_20_3" text:outline-level="3">Data file</text:h>
      <text:p text:style-name="Standard">A NetCDF file. The file is searched for the variables specified in the main configuration file. All attributes to variables are ignored (including units) except for 'scale_factor' and 'add_offset'. How these are treated in combination with gain and offset and calibration read from the calibration file is treated in the section on Program internals.</text:p>
      <text:p text:style-name="Standard">The variables in the file, or the variables in combination with the various gain and offsets (in NetCDF file or calibration file) and the calibration curve given in the calibration file should have</text:p>
      <text:p text:style-name="Standard">the following units:</text:p>
      <text:p text:style-name="Standard"/>
      <table:table table:name="Table5" table:style-name="Table5">
        <table:table-column table:style-name="Table5.A"/>
        <table:table-column table:style-name="Table5.B"/>
        <table:table-row>
          <table:table-cell table:style-name="Table5.A1" office:value-type="string">
            <text:p text:style-name="Table_20_Contents">U</text:p>
          </table:table-cell>
          <table:table-cell table:style-name="Table5.B1" office:value-type="string">
            <text:p text:style-name="Standard">m/s</text:p>
          </table:table-cell>
        </table:table-row>
        <table:table-row>
          <table:table-cell table:style-name="Table5.A2" office:value-type="string">
            <text:p text:style-name="Table_20_Contents">V</text:p>
          </table:table-cell>
          <table:table-cell table:style-name="Table5.B2" office:value-type="string">
            <text:p text:style-name="Standard">m/s</text:p>
          </table:table-cell>
        </table:table-row>
        <table:table-row>
          <table:table-cell table:style-name="Table5.A2" office:value-type="string">
            <text:p text:style-name="Table_20_Contents">W</text:p>
          </table:table-cell>
          <table:table-cell table:style-name="Table5.B2" office:value-type="string">
            <text:p text:style-name="Standard">m/s</text:p>
          </table:table-cell>
        </table:table-row>
        <table:table-row>
          <table:table-cell table:style-name="Table5.A2" office:value-type="string">
            <text:p text:style-name="Standard">TSonic</text:p>
          </table:table-cell>
          <table:table-cell table:style-name="Table5.B2" office:value-type="string">
            <text:p text:style-name="Standard">Celcius (since there is no easy way to convert the sonic temperature <text:s/>in the calibration file; anyhow, degree Celcius is a permitted SI unit)</text:p>
          </table:table-cell>
        </table:table-row>
        <table:table-row>
          <table:table-cell table:style-name="Table5.A2" office:value-type="string">
            <text:p text:style-name="Standard">TCouple</text:p>
          </table:table-cell>
          <table:table-cell table:style-name="Table5.B2" office:value-type="string">
            <text:p text:style-name="Standard">Celcius (to remain compatible with the sonic temperature)</text:p>
          </table:table-cell>
        </table:table-row>
        <table:table-row>
          <table:table-cell table:style-name="Table5.A2" office:value-type="string">
            <text:p text:style-name="Standard">rhov</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rhoCO2</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Tref</text:p>
          </table:table-cell>
          <table:table-cell table:style-name="Table5.B2" office:value-type="string">
            <text:p text:style-name="Standard">Celcius (a compromise, since there is no calibration file for the reference temperature it's not easy to change it's units)</text:p>
          </table:table-cell>
        </table:table-row>
      </table:table>
      <text:p text:style-name="Standard"/>
      <text:p text:style-name="Standard"><text:soft-page-break/>The time in the file is supposed to be in the terrific Campbell HHMM format.</text:p>
      <text:p text:style-name="Standard"/>
      <text:h text:style-name="Heading_20_3" text:outline-level="3">Intermediate results file</text:h>
      <text:p text:style-name="Standard">A (possibly huge) text file that gives information on a variety ofthings:</text:p>
      <text:list xml:id="list2001804492" text:style-name="L11">
        <text:list-item>
          <text:p text:style-name="P10">data file from which data where read</text:p>
        </text:list-item>
        <text:list-item>
          <text:p text:style-name="P10">time interval</text:p>
        </text:list-item>
        <text:list-item>
          <text:p text:style-name="P10">time scales</text:p>
        </text:list-item>
        <text:list-item>
          <text:p text:style-name="P10">all (cross-correlations) between calibrated variables</text:p>
        </text:list-item>
        <text:list-item>
          <text:p text:style-name="P10">the latter can be shown after each correction/operation on the data</text:p>
        </text:list-item>
      </text:list>
      <text:p text:style-name="Standard">For each time interval this file is started again (so if you want to store intermediate results from more than one time interval, they shouldhave different neames for each time interval; this is defined in</text:p>
      <text:p text:style-name="Standard">the interval file).</text:p>
      <text:p text:style-name="Standard"/>
      <text:h text:style-name="Heading_20_3" text:outline-level="3">Flux output file</text:h>
      <text:p text:style-name="Standard">The flux output file contains one line per interval, stating the number of samples read, means, variances and covariances of variables as well as the tolerances of those quantities. A header line explains the contents.</text:p>
      <text:p text:style-name="Standard">For each complete run of the program (comprising various time intervalsas defined in the interval file) the data are appended.</text:p>
      <text:p text:style-name="Standard">One can either use a predefined set of columns (set Output='old' <text:s/>in the main configuration file) or defined the required columnsyourselve (set Output='new' and define the columns in the</text:p>
      <text:p text:style-name="Standard">main configuration file).</text:p>
      <text:p text:style-name="Standard">Note that although the contents of the flux output file is now configurable, the order of the columns is fixed (i.e. independent of the order in which output is requested in the configuration file). The order of the blocks of output is (since version 2.5.7):</text:p>
      <text:list xml:id="list2019026636" text:style-name="L12">
        <text:list-item>
          <text:p text:style-name="P11">time columns <text:s/>(always)</text:p>
        </text:list-item>
        <text:list-item>
          <text:p text:style-name="P11"># samples <text:s/>(always)</text:p>
        </text:list-item>
        <text:list-item>
          <text:p text:style-name="P11"># samples per variable <text:s/>(on request)</text:p>
        </text:list-item>
        <text:list-item>
          <text:p text:style-name="P11">diagnostics (on request)</text:p>
        </text:list-item>
        <text:list-item>
          <text:p text:style-name="P11">means <text:s/>(on request)</text:p>
        </text:list-item>
        <text:list-item>
          <text:p text:style-name="P11">standard deviations (on request)</text:p>
        </text:list-item>
        <text:list-item>
          <text:p text:style-name="P11">covariances <text:s/>(on request)</text:p>
        </text:list-item>
        <text:list-item>
          <text:p text:style-name="P11">structure parameters (on request)</text:p>
        </text:list-item>
        <text:list-item>
          <text:p text:style-name="P11">physical parameters (incl. fluxes) (on request)</text:p>
        </text:list-item>
      </text:list>
      <text:p text:style-name="Standard"/>
      <text:p text:style-name="Standard">Within the block of physical parameters, the fluxes come last.</text:p>
      <text:p text:style-name="Standard"/>
      <text:h text:style-name="Heading_20_2" text:outline-level="2">Program internals</text:h>
      <text:p text:style-name="Standard">A number of details on the internal operation of the program will be</text:p>
      <text:p text:style-name="Standard">discussed here.</text:p>
      <text:p text:style-name="Standard"/>
      <text:h text:style-name="Heading_20_3" text:outline-level="3"><text:soft-page-break/>Gain, offset etc.</text:h>
      <text:p text:style-name="Standard">The order in which the various gains, offsets and calibrations are applied to the data is as follows: <text:s/></text:p>
      <text:list xml:id="list667978956" text:style-name="L13">
        <text:list-item>
          <text:p text:style-name="P12">if scale_factor present: <text:span text:style-name="Source_20_Text">sample = sample * scale_factor</text:span></text:p>
        </text:list-item>
        <text:list-item>
          <text:p text:style-name="P12">if add_offset present: <text:span text:style-name="Source_20_Text">sample = sample + add_offset</text:span></text:p>
        </text:list-item>
        <text:list-item>
          <text:p text:style-name="P12">gain from calibration file: <text:span text:style-name="Source_20_Text">sample = sample / gain</text:span></text:p>
        </text:list-item>
        <text:list-item>
          <text:p text:style-name="P12">offset from calibration file: <text:span text:style-name="Source_20_Text">sample = sample + offset</text:span></text:p>
        </text:list-item>
        <text:list-item>
          <text:p text:style-name="P12">calibrtion curve : <text:span text:style-name="Source_20_Text">sample = calibration_function(sample)</text:span></text:p>
        </text:list-item>
      </text:list>
      <text:p text:style-name="Standard"/>
      <text:h text:style-name="Heading_20_3" text:outline-level="3">Frequency response correction</text:h>
      <text:p text:style-name="Standard">Due to lack of information on the cospectra of u and v with scalars and of different scalars, the frequency respsonse correction is only applied to variances and to covariances of scalars with</text:p>
      <text:p text:style-name="Standard">the vertical velocity w. Currently no information is used on the exact arrangement of the sonic tranducers. </text:p>
      <text:p text:style-name="Standard"/>
      <text:h text:style-name="Heading_20_2" text:outline-level="2">Details on specific sensors</text:h>
      <text:h text:style-name="P15" text:outline-level="3">Thermo couple</text:h>
      <text:p text:style-name="Standard">If no name for a reference temperature variable is given in the main configuration file (i.e. <text:span text:style-name="Source_20_Text">Tref</text:span>_var is empty) it is assumed that the variabele <text:span text:style-name="Source_20_Text">Tcouple_var </text:span>contains the temperature itself (in deg Celsius)</text:p>
      <text:p text:style-name="Standard">If a reference temperature <text:span text:style-name="T4">is</text:span> given, it is assumed that the variables <text:span text:style-name="Source_20_Text">Tcouple_var </text:span>contains a voltage, which is the voltage between the actual sensor and the reference junction. The temperature is then </text:p>
      <text:p text:style-name="Standard">determined as:</text:p>
      <text:p text:style-name="Standard"><text:span text:style-name="Source_20_Text">T = f(voltage + f</text:span><text:span text:style-name="Source_20_Text"><text:span text:style-name="T3">-1</text:span></text:span><text:span text:style-name="Source_20_Text">(reference T))</text:span></text:p>
      <text:p text:style-name="Standard">where <text:span text:style-name="Source_20_Text">f</text:span> is the calibration function given in the calibration file, and <text:span text:style-name="Source_20_Text">f</text:span><text:span text:style-name="Source_20_Text"><text:span text:style-name="T3">-1</text:span></text:span> is the inverse of the calibration function. It is assumed that the calibration function yields a temperature in degrees Celsius. The reference temperature is also supposed to be in degrees Celcius.</text:p>
      <text:p text:style-name="Standard"/>
      <text:p text:style-name="Standard">This procedure is in accordance with what is done in the P14 instruction of the Campbell dataloggers.</text:p>
      <text:p text:style-name="Standard"/>
      <text:h text:style-name="Heading_20_3" text:outline-level="3">Krypton hygrometer</text:h>
      <text:p text:style-name="Standard">The calibration of the Krypton hygrometer as given in the manual of the instrument is not really compatible with the way in which calibrations are treated in the present program. According to the Krypton manual the calibration is:</text:p>
      <text:p text:style-name="Standard"><text:span text:style-name="Source_20_Text">ln(V) = ln(V0) - rho x K</text:span></text:p>
      <text:p text:style-name="Standard">where <text:span text:style-name="Source_20_Text">V</text:span> is the output voltage, <text:span text:style-name="Source_20_Text">V0</text:span> is the voltage in absence of water vapour, <text:span text:style-name="Source_20_Text">x</text:span> is the path length and <text:span text:style-name="Source_20_Text">K</text:span> is the effective extinction coefficient. In order to convert this calibration to a (log) polynomial, the calibration <text:s/>curve has to be fitted to either model. This implies that when the path length is changed, a new calibration curve needs to be fitted (of course no recalibration needed). To cope with the 'wet' calibration and 'dry' calibration as suggested by Campbell a second order log-polynomial can be</text:p>
      <text:p text:style-name="Standard">used.</text:p>
      <text:p text:style-name="Standard"/>
      <text:h text:style-name="Heading_20_3" text:outline-level="3"><text:soft-page-break/>LiCor 7500 IR hygrometer / CO2 sensor</text:h>
      <text:p text:style-name="Standard">You have a variety of choices in the output of this sensor. <text:span text:style-name="Source_20_Text">ec_ncdf</text:span> wants densities in kg/m<text:span text:style-name="T3">3</text:span>. You can either to the ppm <text:s/>to density conversion in the datalogger program, or in the calibration file of <text:span text:style-name="Source_20_Text">ec_ncdf </text:span>(or even through the gain/offset mechanism of NetCDF, but this is <text:s/>less transparent).</text:p>
      <text:p text:style-name="Standard"/>
      <text:h text:style-name="Heading_20_3" text:outline-level="3">Sonic temperature</text:h>
      <text:p text:style-name="Standard">If no thermocouple is present, the sonic temperature is used for the calculations where a temperature is needed. But in order to derive specific humidty from either Krypton or Lymann-alpha data, one needs a temperature. On the other hand one part of the Schotanus et al. correction for the sonic temperature depends on specific humidity. Therefore, a temporary temperature is constructed with both parts of the Schotanus correction applied (where the humidity part is done iteratively: find the correct temperature and specific humidity for the given absolute humidity and sonic temperature). The resulting temperature is used to determine the specific humidity.</text:p>
      <text:p text:style-name="Standard">The actual humidity part of the Schotanus correction is applied only to the</text:p>
      <text:p text:style-name="Standard">averaged data, not to the raw data.</text:p>
      <text:p text:style-name="Standard"/>
      <text:h text:style-name="Heading_20_3" text:outline-level="3">Wind tunnel calibrated sonic</text:h>
      <text:p text:style-name="Standard">At KNMI sonic anemometers are -sometimes- calibrated in a wind tunnel to determine the directional dependence of the signal. As of version 1.05 of <text:span text:style-name="Source_20_Text">ec_ncdf</text:span> this can be dealt with. For this purpose a new instrument type, <text:span text:style-name="Source_20_Text">QQType </text:span>= 6, has been introduced. For this type six extra extra</text:p>
      <text:p text:style-name="Standard">calibration factors have to be defined in the calibration file (add six lines at the end for <text:span text:style-name="Source_20_Text">QQExt6</text:span> to <text:span text:style-name="Source_20_Text">QQExt11</text:span>).</text:p>
      <text:p text:style-name="Standard"/>
      <text:p text:style-name="Standard">The method is based on a wind tunnel calibration of the sonic. The real velocity components can be derived from the measured components and the real azimuth and elevation angle. But the latter are not known and have to be determined iteratively from the measured components.</text:p>
      <text:p text:style-name="Standard">The relationship between the real components and the measured components is:</text:p>
      <text:p text:style-name="Standard"/>
      <text:p text:style-name="Standard"><text:span text:style-name="Source_20_Text">Ureal = <text:s/>Umeas/(UC1*(1 - 0.5* </text:span></text:p>
      <text:p text:style-name="Standard"><text:span text:style-name="Source_20_Text"><text:s text:c="18"/>((Azi + (Elev/0.5236)*UC2)*</text:span></text:p>
      <text:p text:style-name="Standard"><text:span text:style-name="Source_20_Text"><text:s text:c="26"/>(1 - UC3*Abs(Elev/0.5236)))**2 ))</text:span></text:p>
      <text:p text:style-name="Standard"><text:span text:style-name="Source_20_Text">Vreal = <text:s/>Vmeas*(1 - VC1*Abs(Elev/0.5236))</text:span></text:p>
      <text:p text:style-name="Standard"><text:span text:style-name="Source_20_Text">Wreal = <text:s/>Wmeas/(WC1*(1 - 0.5*(Azi*WC2)**2)) </text:span></text:p>
      <text:p text:style-name="Standard"><text:span text:style-name="Source_20_Text">Azi = arctan(V/U)</text:span></text:p>
      <text:p text:style-name="Standard"><text:span text:style-name="Source_20_Text">Elev = arctan(W/sqrt(U**2 + V**2))</text:span></text:p>
      <text:p text:style-name="Standard"/>
      <text:p text:style-name="Standard">where <text:span text:style-name="Source_20_Text">UC1, UC2, UC3, VC1, WC1, WC2</text:span> are fitting coefficients (corresponding</text:p>
      <text:p text:style-name="Standard">to <text:span text:style-name="Source_20_Text">QQExt6, QQExt7, QQExt8, QQExt9, QQExt10</text:span> and <text:span text:style-name="Source_20_Text">QQExt11</text:span>, respectively).</text:p>
      <text:p text:style-name="Standard">An azimuth angle of zero is supposed to refer to a wind direction from the most optimal direction (i.e. the 'open' side of a sonic). Samples with an absolute azimuth angle of more than 40 degrees are rejected.</text:p>
      <text:p text:style-name="Standard"/>
      <text:h text:style-name="Heading_20_3" text:outline-level="3"><text:soft-page-break/>Generic Sonic</text:h>
      <text:p text:style-name="Standard">In an attempt to make the software more flexible, a generic sonic has been defined, for which the most important coefficients can be set through the calibration file. To this end, five extra calibration coefficients are defined: <text:span text:style-name="Source_20_Text">QQExt5, QQExt6, QQExt7, QQExt8, QQExt9.</text:span></text:p>
      <text:p text:style-name="Standard"/>
      <text:h text:style-name="Heading_20_4" text:outline-level="4">Side wind correction</text:h>
      <text:p text:style-name="Standard">One of the instrument dependent corrections is the side-wind correction for the sonic temperature:</text:p>
      <text:p text:style-name="Standard"><text:span text:style-name="Source_20_Text">Ts = T + (humidity correction) + Au^2 + Bv^2 + Cw^2 </text:span></text:p>
      <text:p text:style-name="Standard">where<text:span text:style-name="Source_20_Text"> T </text:span>is the <text:s/>real air temperature, <text:span text:style-name="Source_20_Text">Ts</text:span> is the sonic temperature, and <text:span text:style-name="Source_20_Text">u, v</text:span> and <text:span text:style-name="Source_20_Text">w </text:span>are the instantaneous velocities. In <text:span text:style-name="Source_20_Text">ec_ncdf</text:span> this correction is applied to the raw samples. The three coefficients <text:span text:style-name="Source_20_Text">A, B, </text:span><text:s/>and <text:span text:style-name="Source_20_Text">C </text:span>are <text:s/>instrument-dependent and can be supplied through the calibration file as <text:s/><text:span text:style-name="Source_20_Text">QQExt5, QQExt6, QQExt7</text:span>, respectively. <text:s/>See van Dijk et al, 2004 (internal report 2004/1) on how to compute these factors. In summary: for a symmetric configuration <text:span text:style-name="Source_20_Text">A</text:span> and <text:span text:style-name="Source_20_Text">B</text:span> are equal to 0.5*(1+cos<text:span text:style-name="T3">2 </text:span>(alpha)) and <text:span text:style-name="Source_20_Text">C</text:span> = sin<text:span text:style-name="T3">2 </text:span>(alpha), where alpha is the angle of the sonic path relative to the vertical. For a sonic with orthogonal axes of which one is vertical A, B and C are equal to 2/3.</text:p>
      <text:p text:style-name="Standard"/>
      <text:p text:style-name="Standard">Note that for a CSAT these factor should be set to zero, since the correction is done internally in the sonic.</text:p>
      <text:p text:style-name="Standard"/>
      <text:h text:style-name="Heading_20_4" text:outline-level="4">Coordinate definition</text:h>
      <text:p text:style-name="Standard">For the coordinate definition, two coefficients are defined: </text:p>
      <text:list xml:id="list1595823404" text:style-name="L14">
        <text:list-item>
          <text:p text:style-name="P13">QQExt8: defines the handedness of the coordinate system(<text:span text:style-name="Source_20_Text">1</text:span> for right handedness like the CSAT, and <text:span text:style-name="Source_20_Text">-1</text:span> for left handedness, like the METEK USA-1)</text:p>
        </text:list-item>
        <text:list-item>
          <text:p text:style-name="P13">QQExt9: extra rotation to be done (in degrees); this appeared to be needed for the Kaijo Denki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6" text:date-value="2010-06-15T08:58:14.99">June 15, 2010</text:dat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6-15T08:58:15</dc:date>
    <meta:generator>OpenOffice.org/3.0$Linux OpenOffice.org_project/300m9$Build-9358</meta:generator>
    <meta:editing-duration>PT02H30M53S</meta:editing-duration>
    <meta:editing-cycles>11</meta:editing-cycles>
    <meta:document-statistic meta:table-count="5" meta:image-count="0" meta:object-count="0" meta:page-count="13" meta:paragraph-count="416" meta:word-count="4583" meta:character-count="27681"/>
    <meta:user-defined meta:name="Info 1"/>
    <meta:user-defined meta:name="Info 2"/>
    <meta:user-defined meta:name="Info 3"/>
    <meta:user-defined meta:name="Info 4"/>
  </office:meta>
</office:document-meta>
</file>